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8">
      <style:table-cell-properties fo:border="thin solid #000000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/>
      <style:text-properties fo:color="#C9211E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99FFCC"/>
    </style:style>
    <style:style style:name="ce21" style:family="table-cell" style:parent-style-name="Default" style:data-style-name="N36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20" table:visibility="collapse"/>
        <table:table-column table:style-name="co3" table:default-cell-style-name="ce22" table:visibility="collapse"/>
        <table:table-column table:style-name="co2" table:default-cell-style-name="ce19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400" table:style-name="ce10">
            <text:p>400</text:p>
          </table:table-cell>
          <table:table-cell table:style-name="ce1"/>
          <table:table-cell office:value-type="float" office:value="400" table:formula="of:=[.E2]" table:style-name="ce1">
            <text:p>4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90" table:style-name="ce10">
            <text:p>90</text:p>
          </table:table-cell>
          <table:table-cell table:style-name="ce1"/>
          <table:table-cell office:value-type="float" office:value="90" table:formula="of:=[.E4]" table:style-name="ce1">
            <text:p>9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5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2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7]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3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2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9]" table:style-name="ce1">
            <text:p>4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10]" table:style-name="ce1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20" table:style-name="ce10">
            <text:p>20</text:p>
          </table:table-cell>
          <table:table-cell office:value-type="string" table:style-name="ce1">
            <text:p>шт</text:p>
          </table:table-cell>
          <table:table-cell office:value-type="float" office:value="8" table:formula="of:=[.E11]*0.4" table:style-name="ce1">
            <text:p>8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12]" table:style-name="ce1">
            <text:p>3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4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table:style-name="ce10"/>
          <table:table-cell table:style-name="ce1"/>
          <table:table-cell office:value-type="float" office:value="0" table:formula="of:=[.E14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2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table:style-name="ce10"/>
          <table:table-cell office:value-type="string" table:style-name="ce1">
            <text:p>Традиционная</text:p>
          </table:table-cell>
          <table:table-cell office:value-type="float" office:value="0" table:formula="of:=[.E2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22]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250" table:style-name="ce10">
            <text:p>250</text:p>
          </table:table-cell>
          <table:table-cell table:style-name="ce1"/>
          <table:table-cell office:value-type="float" office:value="250" table:formula="of:=[.E23]" table:style-name="ce1">
            <text:p>250</text:p>
          </table:table-cell>
          <table:table-cell table:number-columns-repeated="16377"/>
        </table:table-row>
        <table:table-row table:style-name="ro5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24]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25]" table:style-name="ce1">
            <text:p>40</text:p>
          </table:table-cell>
          <table:table-cell table:number-columns-repeated="16377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26]" table:style-name="ce1">
            <text:p>10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4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table:style-name="ce10"/>
          <table:table-cell table:style-name="ce1"/>
          <table:table-cell office:value-type="float" office:value="0" table:formula="of:=[.E2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6" table:style-name="ce10">
            <text:p>6</text:p>
          </table:table-cell>
          <table:table-cell table:style-name="ce1"/>
          <table:table-cell office:value-type="float" office:value="6" table:formula="of:=[.E29]" table:style-name="ce1">
            <text:p>6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style-name="ce10"/>
          <table:table-cell table:style-name="ce1"/>
          <table:table-cell office:value-type="float" office:value="0" table:formula="of:=[.E32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6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12" table:style-name="ce10">
            <text:p>12</text:p>
          </table:table-cell>
          <table:table-cell table:style-name="ce1"/>
          <table:table-cell office:value-type="float" office:value="12" table:formula="of:=[.E33]" table:style-name="ce1">
            <text:p>12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34]" table:style-name="ce1">
            <text:p>3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style-name="ce1"/>
          <table:table-cell office:value-type="float" office:value="0" table:formula="of:=[.E35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25" table:style-name="ce10">
            <text:p>25</text:p>
          </table:table-cell>
          <table:table-cell table:style-name="ce1"/>
          <table:table-cell office:value-type="float" office:value="25" table:formula="of:=[.E36]" table:style-name="ce1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37]" table:style-name="ce1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38]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90" table:style-name="ce10">
            <text:p>90</text:p>
          </table:table-cell>
          <table:table-cell table:style-name="ce1"/>
          <table:table-cell office:value-type="float" office:value="90" table:formula="of:=[.E40]" table:style-name="ce1">
            <text:p>9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41]" table:style-name="ce1">
            <text:p>2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43]" table:style-name="ce1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500" table:style-name="ce10">
            <text:p>500</text:p>
          </table:table-cell>
          <table:table-cell table:style-name="ce1"/>
          <table:table-cell office:value-type="float" office:value="500" table:formula="of:=[.E44]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45]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90" table:style-name="ce10">
            <text:p>90</text:p>
          </table:table-cell>
          <table:table-cell table:style-name="ce1"/>
          <table:table-cell office:value-type="float" office:value="90" table:formula="of:=[.E48]" table:style-name="ce1">
            <text:p>9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style-name="ce1"/>
          <table:table-cell office:value-type="float" office:value="0" table:formula="of:=[.E49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7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table:style-name="ce1"/>
          <table:table-cell office:value-type="float" office:value="0" table:formula="of:=[.E5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8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52]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9"/>
          <table:table-cell table:number-columns-repeated="16379" table:style-name="ce1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20"/>
          <table:table-cell office:value-type="float" office:value="0" table:formula="of:=[.C54]-[.B54]" table:style-name="ce9">
            <text:p>0</text:p>
          </table:table-cell>
          <table:table-cell table:style-name="ce19"/>
          <table:table-cell table:number-columns-repeated="16379" table:style-name="ce1"/>
        </table:table-row>
        <table:table-row table:style-name="ro2" table:visibility="filter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20"/>
          <table:table-cell table:style-name="ce9"/>
          <table:table-cell office:value-type="float" office:value="2453" table:formula="of:=SUM([.E2:.E54])" table:style-name="ce19">
            <text:p>2453</text:p>
          </table:table-cell>
          <table:table-cell table:style-name="ce1"/>
          <table:table-cell office:value-type="float" office:value="2441" table:formula="of:=SUM([.G2:.G54])" table:style-name="ce19">
            <text:p>2441</text:p>
          </table:table-cell>
          <table:table-cell table:number-columns-repeated="16377"/>
        </table:table-row>
        <table:table-row table:number-rows-repeated="2" table:style-name="ro2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20"/>
          <table:table-cell table:style-name="ce21"/>
          <table:table-cell table:style-name="ce19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number-style style:name="N37">
      <number:number number:decimal-places="2" number:min-integer-digits="1" number:grouping="true"/>
      <number:text> ₽</number:text>
    </number:number-style>
    <number:number-style style:name="N38" number:language="ru" number:country="RU">
      <number:number number:decimal-places="2" number:min-integer-digits="1"/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11-12T08:16:33Z</dc:date>
    <meta:print-date>2024-07-02T10:41:14Z</meta:print-date>
    <meta:editing-cycles>119</meta:editing-cycles>
    <meta:editing-duration>PT143957S</meta:editing-duration>
  </office:meta>
</office:document-meta>
</file>